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b7de" officeooo:paragraph-rsid="0000b7de"/>
    </style:style>
    <style:style style:name="P2" style:family="paragraph" style:parent-style-name="Standard">
      <style:text-properties officeooo:rsid="0000b7de" officeooo:paragraph-rsid="0000b7de"/>
    </style:style>
    <style:style style:name="P3" style:family="paragraph" style:parent-style-name="Standard">
      <style:text-properties officeooo:rsid="0002a364" officeooo:paragraph-rsid="0002a3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odzaje pamięci potrzebne w konkretnych sytuacjach:</text:p>
      <text:p text:style-name="P1">- pamięć sensoryczna – powiązana ze specyficznym dla niego zmysłem</text:p>
      <text:p text:style-name="P1">- pamięć krótkotrwała – odbiera informacje docierające z pamięci sensorycznej; przywołuje też te z pamięci długotrwałej oraz informacje związane z bieżącym przetwarzaniem np. próba zapamiętania numeru komórkowego; wyciąganie wniosków z przesłanek w zadaniach dedukcyjnych; znalezienie telefonu żeby wystukać numer telefonu nieprzechowywany w pamięci długotrwałej</text:p>
      <text:p text:style-name="P1">- pamięć długotrwała – umożliwia adaptację jednostki do środowiska przy pomocy utrwalonych w pamięci różnych rodzajów wiedzy</text:p>
      <text:p text:style-name="P1">- pamięć deklaratywna: semantyczna (wiedza ogólna oderwana od kontekstu) i epizodyczna (pamięć zdarzeń mocno kontekstualna) gromadzona przez cały czas; jawna</text:p>
      <text:p text:style-name="P1">-niedeklaratywna; gromadzona w sposób nieuświadomiony trudny do zwerbalizowania, poprzez wielokrotne powtarzanie lub uczenie mimowolne </text:p>
      <text:p text:style-name="P1"/>
      <text:p text:style-name="P1">2. ograniczenia pojemności</text:p>
      <text:p text:style-name="P1">- pamięć sensoryczna – duża pojemność, zwłaszcza pamięci ikonicznej (wzrok)</text:p>
      <text:p text:style-name="P1">- pamięć krótkotrwała – mała pojemność</text:p>
      <text:p text:style-name="P1">- pamięć długotrwała – bardzo pojemna</text:p>
      <text:p text:style-name="P1">- pamięć deklaratywna - pojemna</text:p>
      <text:p text:style-name="P1">- pamięć niedeklaratywna – pojemna</text:p>
      <text:p text:style-name="P1"/>
      <text:p text:style-name="P1">3. czas przechowywania i możliwość świadomej kontroli</text:p>
      <text:p text:style-name="P1">- pamięć sensoryczna – czas: kilkaset milisekund (przy pamięci ikonicznej), kontrola: nie ma, odbywa się automatycznie</text:p>
      <text:p text:style-name="P1">- pamięć krótkotrwała – czas: kilka – kilkadziesiąt sekund; kontrola: jest</text:p>
      <text:p text:style-name="P1">- pamięć długotrwała – czas: nawet do kilku lat; kontrola: jest</text:p>
      <text:p text:style-name="P1">- pamięć deklaratywna – czas: <text:s text:c="2"/>kontrola: jest co wynika z możliwości jej zwerbalizowania</text:p>
      <text:p text:style-name="P1">-pamięć niedeklaratywna – czas: <text:s text:c="3"/>kontrola: nie ma, proces automatyczny </text:p>
      <text:p text:style-name="P1"/>
      <text:p text:style-name="P1">4. inne kryteria przy pomocy których można porównać wymienione rodzaje pamięci:</text:p>
      <text:p text:style-name="P1">- pamięć długotrwała: różnice między odpamiętywaniem, zapamiętywaniem i przechowywaniem informacji</text:p>
      <text:p text:style-name="P1">- przebieg trzech faz pamięciowych</text:p>
      <text:p text:style-name="P1">- rozróżnienie pamięci na pamięć deklaratywną (pamięć faktów, łatwa do zwerbalizowania) i proceduralną (proceduralne nawyki i umiejętności), pamięć niedeklaratywna (pamięć proceduralna, pamięć efektów warunkowania, pamięć ujawniająca się w wyniku poprzedzania, habituacja i sensytyzacja reakcji)</text:p>
      <text:p text:style-name="P1">- rozróżnienie ze względu na łatwość zwerbalizowania: pamięć deklaratywna – łatwa do zwerbalizowania, p. niedeklaratywna – trudna</text:p>
      <text:p text:style-name="P1">- rozróżnienie wiedzy deklaratywnej na semantyczną i epizodyczną</text:p>
      <text:p text:style-name="P1"/>
      <text:p text:style-name="P1">5. teoria poziomów przetwarzania w praktyce</text:p>
      <text:p text:style-name="P3">trwałość śladów pamięciowych wiąże się z głębokością przetwarzania stymulacji. Jej odtworzenie przebiega tym sprawniej im głębiej została przetworzona. Zależy również od przebiegu procesu interpretacji bodźca oraz </text:p>
      <text:p text:style-name="P1"/>
      <text:p text:style-name="P1">6. wiedza o efekcie świeżości i pierwszeństwa w praktyce</text:p>
      <text:p text:style-name="P3">Efekt pierwszeństwa dotyczy większego prawdopodobieństwa odtworzenia bodźców z początku listy. Wyjaśnia się go transferem informacji do pamięci długotrwałej. Efekt świeżości wiąże się z wyższym prawdopodobieństwem odtwarzania bodźców z końca listy. Wyjaśnia się go udziałem pamięci krótkotrwałej w odtwarzaniu materiału. W przeciwieństwie do efektu pierwszeństwa ten jest bardziej podatny na upływ czasu oraz interferencję </text:p>
      <text:p text:style-name="P1"/>
      <text:p text:style-name="P1"><text:soft-page-break/>7. metody pomiaru różnych typów pamięci</text:p>
      <text:p text:style-name="P3">neuroobrazowanie i PET badanie poziomów przetwarzania</text:p>
      <text:p text:style-name="P3"/>
      <text:p text:style-name="P1"/>
      <text:p text:style-name="P1">8. porównanie modelów pamięci roboczej Buddeley’a i Cowana</text:p>
      <text:p text:style-name="P3">model Buddeley’a: wyróżnia odrębne kody podsystemów przechowywania informacji werbalnej i wzrokowo – przestrzennej oraz informacji zintegrowanej z różnych modalności. Jest to model wielomodalnościowy. </text:p>
      <text:p text:style-name="P3">Model Cowana: pamięć robocza to proces poznawczy utrzymujący dostęp do informacji potrzebnych do realizacji bieżących zadań poznawczych </text:p>
      <text:p text:style-name="P1"/>
      <text:p text:style-name="P1">9. sposoby na usprawnienie zapamiętywania i odpamiętywania</text:p>
      <text:p text:style-name="P1">mnemotechniki np. metoda miejsc </text:p>
      <text:p text:style-name="P1"/>
      <text:p text:style-name="P1">10. wpływ kontekstu na proces zapamiętywania, odtwarzania</text:p>
      <text:p text:style-name="P1">W przypadku pamięci epizodycznej kontekst informacji (jej umiejscowienie w czasie i przestrzeni oraz związki przyczynowo – skutkowe między różnymi wydarzeniami), kontekst pozyskania informacji (wiarygodność jej źródła) są istotne. <text:s/>Kontekst nie ma znaczenia dla kodowania wiedzy w pamięci semantycznej </text:p>
      <text:p text:style-name="P1">11. wiedza semantyczna vs wiedza epizodyczna, którą z nich bardziej zapamiętujemy?</text:p>
      <text:p text:style-name="P1"/>
      <text:p text:style-name="P1"/>
      <text:p text:style-name="P1">12. porównanie pamięci semantycznej i autobiograficznej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5T23:54:55.972000000</meta:creation-date>
    <dc:date>2023-04-16T11:52:03.961000000</dc:date>
    <meta:editing-duration>PT2H16M18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39" meta:word-count="509" meta:character-count="4117" meta:non-whitespace-character-count="3616"/>
  </office:meta>
</office:document-meta>
</file>